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27000000D67892EEF5F7525F1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GSP Myriad Pro" svg:font-family="'NGSP Myriad Pro', Helvetica, Arial,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5.0979in" style:rel-column-width="7341*"/>
    </style:style>
    <style:style style:name="Table1.B" style:family="table-column">
      <style:table-column-properties style:column-width="1.8271in" style:rel-column-width="263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00b0ff" fo:padding="0.0382in" fo:border="0.5pt solid #000000" style:writing-mode="page">
        <style:background-image/>
      </style:table-cell-properties>
    </style:style>
    <style:style style:name="Table1.B1" style:family="table-cell">
      <style:table-cell-properties fo:background-color="#00b0ff" fo:padding="0.0382in" fo:border="0.5pt solid #000000">
        <style:background-image/>
      </style:table-cell-properties>
    </style:style>
    <style:style style:name="Table1.2" style:family="table-row">
      <style:table-row-properties style:min-row-height="0.5743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0.5pt solid #000000" fo:border-top="none" fo:border-bottom="0.5pt solid #000000"/>
    </style:style>
    <style:style style:name="Table1.8" style:family="table-row">
      <style:table-row-properties style:min-row-height="0.684in"/>
    </style:style>
    <style:style style:name="Table1.A8" style:family="table-cell">
      <style:table-cell-properties fo:padding="0.0382in" fo:border="0.5pt solid #00b0ff"/>
    </style:style>
    <style:style style:name="Table1.B8" style:family="table-cell">
      <style:table-cell-properties fo:padding="0.0382in" fo:border="0.5pt solid #00e5ff"/>
    </style:style>
    <style:style style:name="P1" style:family="paragraph" style:parent-style-name="Header">
      <style:text-properties officeooo:rsid="001f5a3a" officeooo:paragraph-rsid="001f5a3a"/>
    </style:style>
    <style:style style:name="P2" style:family="paragraph" style:parent-style-name="Header">
      <style:paragraph-properties fo:text-align="start" style:justify-single-word="false"/>
      <style:text-properties officeooo:rsid="001f5a3a" officeooo:paragraph-rsid="001f5a3a"/>
    </style:style>
    <style:style style:name="P3" style:family="paragraph" style:parent-style-name="Header">
      <style:paragraph-properties fo:text-align="center" style:justify-single-word="false"/>
      <style:text-properties officeooo:rsid="001f5a3a" officeooo:paragraph-rsid="001f5a3a"/>
    </style:style>
    <style:style style:name="P4" style:family="paragraph" style:parent-style-name="Standard">
      <style:text-properties officeooo:rsid="001f5a3a" officeooo:paragraph-rsid="001f5a3a"/>
    </style:style>
    <style:style style:name="P5" style:family="paragraph" style:parent-style-name="Standard" style:list-style-name="L2">
      <style:text-properties officeooo:rsid="001f5a3a" officeooo:paragraph-rsid="001f5a3a"/>
    </style:style>
    <style:style style:name="P6" style:family="paragraph" style:parent-style-name="Standard" style:list-style-name="L10">
      <style:text-properties officeooo:rsid="001f5a3a" officeooo:paragraph-rsid="001f5a3a"/>
    </style:style>
    <style:style style:name="P7" style:family="paragraph" style:parent-style-name="Standard">
      <style:text-properties officeooo:paragraph-rsid="001f5a3a"/>
    </style:style>
    <style:style style:name="P8" style:family="paragraph" style:parent-style-name="Standard" style:list-style-name="L2">
      <style:text-properties officeooo:paragraph-rsid="001f5a3a"/>
    </style:style>
    <style:style style:name="P9" style:family="paragraph" style:parent-style-name="Standard" style:list-style-name="L2">
      <style:text-properties style:text-underline-style="solid" style:text-underline-width="auto" style:text-underline-color="font-color" officeooo:rsid="001f5a3a" officeooo:paragraph-rsid="001f5a3a"/>
    </style:style>
    <style:style style:name="P10" style:family="paragraph" style:parent-style-name="Standard" style:list-style-name="L2">
      <style:text-properties style:text-underline-style="none" officeooo:rsid="001f5a3a" officeooo:paragraph-rsid="001f5a3a"/>
    </style:style>
    <style:style style:name="P11" style:family="paragraph" style:parent-style-name="Table_20_Contents">
      <style:text-properties fo:color="#fffde7" loext:opacity="100%" fo:font-weight="bold" officeooo:rsid="001f5a3a" officeooo:paragraph-rsid="001f5a3a" style:font-weight-asian="bold" style:font-weight-complex="bold"/>
    </style:style>
    <style:style style:name="P12" style:family="paragraph" style:parent-style-name="Table_20_Contents">
      <style:text-properties fo:color="#fffde7" loext:opacity="100%" fo:font-weight="bold" officeooo:paragraph-rsid="001f5a3a" style:font-weight-asian="bold" style:font-weight-complex="bold"/>
    </style:style>
    <style:style style:name="P13" style:family="paragraph" style:parent-style-name="Table_20_Contents">
      <style:text-properties fo:color="#fffde7" loext:opacity="100%" officeooo:rsid="001f5a3a" officeooo:paragraph-rsid="001f5a3a"/>
    </style:style>
    <style:style style:name="P14" style:family="paragraph" style:parent-style-name="Table_20_Contents">
      <style:text-properties officeooo:rsid="001f5a3a" officeooo:paragraph-rsid="001f5a3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1f5a3a" officeooo:paragraph-rsid="001f5a3a"/>
    </style:style>
    <style:style style:name="P16" style:family="paragraph" style:parent-style-name="Text_20_body" style:list-style-name="L9">
      <style:text-properties officeooo:rsid="001f5a3a" officeooo:paragraph-rsid="001f5a3a"/>
    </style:style>
    <style:style style:name="P17" style:family="paragraph" style:parent-style-name="Text_20_body" style:list-style-name="L5">
      <style:text-properties officeooo:paragraph-rsid="001f5a3a"/>
    </style:style>
    <style:style style:name="P18" style:family="paragraph" style:parent-style-name="Text_20_body" style:list-style-name="L9">
      <style:text-properties officeooo:paragraph-rsid="001f5a3a"/>
    </style:style>
    <style:style style:name="P19" style:family="paragraph" style:parent-style-name="Text_20_body" style:list-style-name="L1">
      <style:text-properties officeooo:paragraph-rsid="001f5a3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list-style-name="L1">
      <style:text-properties officeooo:rsid="001f5a3a" officeooo:paragraph-rsid="001f5a3a" style:font-size-asian="12pt" style:font-style-asian="normal" style:font-weight-asian="normal" style:font-size-complex="12pt" style:font-style-complex="normal" style:font-weight-complex="normal" style:text-overline-style="none" style:text-overline-color="font-color"/>
    </style:style>
    <style:style style:name="P21" style:family="paragraph">
      <loext:graphic-properties draw:fill="none" draw:fill-color="#ffffff"/>
    </style:style>
    <style:style style:name="P22" style:family="paragraph">
      <loext:graphic-properties draw:fill="none" draw:fill-color="#ffffff"/>
      <style:text-properties fo:font-size="12pt"/>
    </style:style>
    <style:style style:name="P23" style:family="paragraph">
      <loext:graphic-properties draw:fill="solid" draw:fill-color="#fafafa"/>
      <style:paragraph-properties fo:text-align="center"/>
    </style:style>
    <style:style style:name="P24" style:family="paragraph">
      <loext:graphic-properties draw:fill="none" draw:fill-color="#fafafa"/>
      <style:paragraph-properties fo:text-align="center"/>
    </style:style>
    <style:style style:name="T1" style:family="text">
      <style:text-properties officeooo:rsid="001f5a3a"/>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1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ffea00" draw:fill="solid" draw:fill-color="#fafafa" draw:textarea-horizontal-align="justify" draw:textarea-vertical-align="middle" draw:auto-grow-height="false" fo:min-height="0.2346in" fo:min-width="0.2484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1744" draw:fill="none" draw:fill-color="#fafafa" draw:textarea-horizontal-align="justify" draw:textarea-vertical-align="middle" draw:auto-grow-height="false" fo:min-height="0.2346in" fo:min-width="0.2484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76ff03" draw:fill="none" draw:fill-color="#fafafa" draw:textarea-horizontal-align="justify" draw:textarea-vertical-align="middle" draw:auto-grow-height="false" fo:min-height="0.2417in" fo:min-width="0.248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oose the correct option. 1 point each.</text:p>
      <text:list xml:id="list198680653" text:style-name="L2">
        <text:list-item>
          <text:p text:style-name="P5">We do this when we say or do something a second time.</text:p>
          <text:list>
            <text:list-item>
              <text:p text:style-name="P5">Refresh</text:p>
            </text:list-item>
            <text:list-item>
              <text:p text:style-name="P5">Repeat</text:p>
            </text:list-item>
            <text:list-item>
              <text:p text:style-name="P5">Remind</text:p>
            </text:list-item>
            <text:list-item>
              <text:p text:style-name="P5">Recall</text:p>
            </text:list-item>
          </text:list>
        </text:list-item>
        <text:list-item>
          <text:p text:style-name="P5">To reinforce something means to do this.</text:p>
          <text:list>
            <text:list-item>
              <text:p text:style-name="P5">Remember something</text:p>
            </text:list-item>
            <text:list-item>
              <text:p text:style-name="P5">Make something stronger</text:p>
            </text:list-item>
            <text:list-item>
              <text:p text:style-name="P5">Enjoy talking about the past</text:p>
            </text:list-item>
            <text:list-item>
              <text:p text:style-name="P5">Get something back</text:p>
            </text:list-item>
          </text:list>
        </text:list-item>
        <text:list-item>
          <text:p text:style-name="P5">You do this when you remember someone or something when you see them again.</text:p>
          <text:list>
            <text:list-item>
              <text:p text:style-name="P5">Recognize</text:p>
            </text:list-item>
            <text:list-item>
              <text:p text:style-name="P5">Refresh</text:p>
            </text:list-item>
            <text:list-item>
              <text:p text:style-name="P5">Retain</text:p>
            </text:list-item>
            <text:list-item>
              <text:p text:style-name="P5">Reminisce</text:p>
            </text:list-item>
          </text:list>
        </text:list-item>
        <text:list-item>
          <text:p text:style-name="P5">The human brain does this when it keeps lots of information.</text:p>
          <text:list>
            <text:list-item>
              <text:p text:style-name="P5">Recall</text:p>
            </text:list-item>
            <text:list-item>
              <text:p text:style-name="P5">Reinforce</text:p>
            </text:list-item>
            <text:list-item>
              <text:p text:style-name="P5">Retain</text:p>
            </text:list-item>
            <text:list-item>
              <text:p text:style-name="P5">Remind</text:p>
            </text:list-item>
          </text:list>
        </text:list-item>
        <text:list-item>
          <text:p text:style-name="P5">You can do this with your memory to help you remember something you forgot.</text:p>
          <text:list>
            <text:list-item>
              <text:p text:style-name="P5">Recollect</text:p>
            </text:list-item>
            <text:list-item>
              <text:p text:style-name="P5">Remind</text:p>
            </text:list-item>
            <text:list-item>
              <text:p text:style-name="P5">Reinforce</text:p>
            </text:list-item>
            <text:list-item>
              <text:p text:style-name="P8"><text:span text:style-name="T1">Refresh</text:span></text:p>
            </text:list-item>
          </text:list>
        </text:list-item>
        <text:list-item>
          <text:p text:style-name="P8">This is information that tells you what happens in a movie or TV series before you watch it.</text:p>
          <text:list>
            <text:list-item>
              <text:p text:style-name="P5">Spoilers</text:p>
            </text:list-item>
            <text:list-item>
              <text:p text:style-name="P5">Episode</text:p>
            </text:list-item>
            <text:list-item>
              <text:p text:style-name="P5">Scenery</text:p>
            </text:list-item>
            <text:list-item>
              <text:p text:style-name="P5">Plot</text:p>
            </text:list-item>
          </text:list>
        </text:list-item>
        <text:list-item>
          <text:p text:style-name="P5">This is the words in a film, play, TV series, etc.</text:p>
          <text:list>
            <text:list-item>
              <text:p text:style-name="P5">Episode</text:p>
            </text:list-item>
            <text:list-item>
              <text:p text:style-name="P5">Cast</text:p>
            </text:list-item>
            <text:list-item>
              <text:p text:style-name="P5">Scenery</text:p>
            </text:list-item>
            <text:list-item>
              <text:p text:style-name="P5">Script</text:p>
            </text:list-item>
          </text:list>
        </text:list-item>
        <text:list-item>
          <text:p text:style-name="P5">This is the things that happen in a story.</text:p>
          <text:list>
            <text:list-item>
              <text:p text:style-name="P5">Episode</text:p>
            </text:list-item>
            <text:list-item>
              <text:p text:style-name="P5">Plot</text:p>
            </text:list-item>
            <text:list-item>
              <text:p text:style-name="P5">Scenery</text:p>
            </text:list-item>
            <text:list-item>
              <text:p text:style-name="P5">Cast</text:p>
            </text:list-item>
          </text:list>
        </text:list-item>
      </text:list>
      <text:p text:style-name="P4"/>
      <text:p text:style-name="P4"/>
      <text:list xml:id="list215857694977943" text:continue-numbering="true" text:style-name="L2">
        <text:list-item>
          <text:p text:style-name="P5"><text:soft-page-break/>This is a film that is the same as the one that has been made before.</text:p>
          <text:list>
            <text:list-item>
              <text:p text:style-name="P5">Remake</text:p>
            </text:list-item>
            <text:list-item>
              <text:p text:style-name="P5">Cast</text:p>
            </text:list-item>
            <text:list-item>
              <text:p text:style-name="P5">Plot</text:p>
            </text:list-item>
            <text:list-item>
              <text:p text:style-name="P5">Original version</text:p>
              <text:p text:style-name="P5"/>
            </text:list-item>
          </text:list>
        </text:list-item>
        <text:list-item>
          <text:p text:style-name="P5">If a book, play, or a movie is in a place or period of time, we say it is this.</text:p>
          <text:list>
            <text:list-item>
              <text:p text:style-name="P5">Set in</text:p>
            </text:list-item>
            <text:list-item>
              <text:p text:style-name="P5">Remake of</text:p>
            </text:list-item>
            <text:list-item>
              <text:p text:style-name="P5">Appear in</text:p>
            </text:list-item>
            <text:list-item>
              <text:p text:style-name="P5">Based on</text:p>
            </text:list-item>
          </text:list>
        </text:list-item>
      </text:list>
      <text:p text:style-name="P4">Match the verbs on the left with the descriptive verbs on the right. 1 point each.</text:p>
      <text:list xml:id="list215857254283798" text:continue-numbering="true" text:style-name="L2">
        <text:list-item>
          <text:p text:style-name="P5">Breathe<text:tab/><text:tab/>scribble</text:p>
        </text:list-item>
        <text:list-item>
          <text:p text:style-name="P5">Write<text:tab/><text:tab/><text:tab/>gorge</text:p>
        </text:list-item>
        <text:list-item>
          <text:p text:style-name="P5">Speak<text:tab/><text:tab/><text:tab/>gasp</text:p>
        </text:list-item>
        <text:list-item>
          <text:p text:style-name="P5">Eat<text:tab/><text:tab/><text:tab/>whisper</text:p>
        </text:list-item>
        <text:list-item>
          <text:p text:style-name="P5">Walk<text:tab/><text:tab/><text:tab/>stroll<text:tab/><text:tab/></text:p>
        </text:list-item>
      </text:list>
      <text:p text:style-name="P7"><text:span text:style-name="T1">Match the phrasal verbs with the definitions. 1 point each.</text:span></text:p>
      <text:list xml:id="list215858058889849" text:continue-numbering="true" text:style-name="L2">
        <text:list-item>
          <text:p text:style-name="P5">Note down<text:tab/><text:tab/>give to a teacher for grading.</text:p>
        </text:list-item>
        <text:list-item>
          <text:p text:style-name="P5">Hand in<text:tab/><text:tab/>understand and learn something by doing it.</text:p>
        </text:list-item>
        <text:list-item>
          <text:p text:style-name="P5">Pick up<text:tab/><text:tab/>leave a course before the end.</text:p>
        </text:list-item>
        <text:list-item>
          <text:p text:style-name="P5">Drop out<text:tab/><text:tab/>work at the same speed.</text:p>
        </text:list-item>
        <text:list-item>
          <text:p text:style-name="P5">Keep up<text:tab/><text:tab/>write something so you don’t forget it.</text:p>
        </text:list-item>
      </text:list>
      <text:p text:style-name="P7"><text:span text:style-name="T1">Choose the correct option. 1 point each.</text:span></text:p>
      <text:list xml:id="list215857244179407" text:continue-numbering="true" text:style-name="L2">
        <text:list-item>
          <text:p text:style-name="P5">My family and I ____________ live in Singapore.</text:p>
          <text:list>
            <text:list-item>
              <text:p text:style-name="P5">Would</text:p>
            </text:list-item>
            <text:list-item>
              <text:p text:style-name="P5">Use to</text:p>
            </text:list-item>
            <text:list-item>
              <text:p text:style-name="P5">Used to</text:p>
            </text:list-item>
          </text:list>
        </text:list-item>
        <text:list-item>
          <text:p text:style-name="P5">As a student, I __________ my bike to the university campus to save money.</text:p>
          <text:list>
            <text:list-item>
              <text:p text:style-name="P5">Riding</text:p>
            </text:list-item>
            <text:list-item>
              <text:p text:style-name="P5">Would ride</text:p>
            </text:list-item>
            <text:list-item>
              <text:p text:style-name="P5">Use to</text:p>
            </text:list-item>
          </text:list>
        </text:list-item>
        <text:list-item>
          <text:p text:style-name="P5">Did you __________ the game last night?</text:p>
          <text:list>
            <text:list-item>
              <text:p text:style-name="P5">Use to watch</text:p>
            </text:list-item>
            <text:list-item>
              <text:p text:style-name="P5">Watched</text:p>
            </text:list-item>
            <text:list-item>
              <text:p text:style-name="P5">Watch</text:p>
            </text:list-item>
          </text:list>
        </text:list-item>
        <text:list-item>
          <text:p text:style-name="P5">Did you __________ read this book when you were younger?</text:p>
          <text:list>
            <text:list-item>
              <text:p text:style-name="P5">Used to</text:p>
            </text:list-item>
            <text:list-item>
              <text:p text:style-name="P5">Use to</text:p>
            </text:list-item>
            <text:list-item>
              <text:p text:style-name="P5">Would</text:p>
            </text:list-item>
          </text:list>
        </text:list-item>
        <text:list-item>
          <text:p text:style-name="P5">Katerina ___________ eat meat. Now she is a vegetarian!</text:p>
          <text:list>
            <text:list-item>
              <text:p text:style-name="P5">Used to</text:p>
            </text:list-item>
            <text:list-item>
              <text:p text:style-name="P5">Would</text:p>
            </text:list-item>
            <text:list-item>
              <text:p text:style-name="P5">Didn’t use to</text:p>
            </text:list-item>
          </text:list>
        </text:list-item>
        <text:list-item>
          <text:p text:style-name="P5">I attempted _____________one new book a week.</text:p>
          <text:list>
            <text:list-item>
              <text:p text:style-name="P5">To read</text:p>
            </text:list-item>
            <text:list-item>
              <text:p text:style-name="P5">Read</text:p>
              <text:p text:style-name="P5"/>
            </text:list-item>
          </text:list>
        </text:list-item>
        <text:list-item>
          <text:p text:style-name="P5"><text:soft-page-break/>As a kid, I remember ______________ the bus from this stop everyday.</text:p>
          <text:list>
            <text:list-item>
              <text:p text:style-name="P5">Taking</text:p>
            </text:list-item>
            <text:list-item>
              <text:p text:style-name="P5">To take</text:p>
            </text:list-item>
          </text:list>
        </text:list-item>
        <text:list-item>
          <text:p text:style-name="P5">Can we stop _______________ some milk at the store?</text:p>
          <text:list>
            <text:list-item>
              <text:p text:style-name="P5">To buy</text:p>
            </text:list-item>
            <text:list-item>
              <text:p text:style-name="P5">Buying</text:p>
            </text:list-item>
          </text:list>
        </text:list-item>
        <text:list-item>
          <text:p text:style-name="P5">I meant ____________ for yoga classes today, but I didn’t have time.</text:p>
          <text:list>
            <text:list-item>
              <text:p text:style-name="P5">To sign up</text:p>
            </text:list-item>
            <text:list-item>
              <text:p text:style-name="P5">Signing</text:p>
            </text:list-item>
          </text:list>
        </text:list-item>
        <text:list-item>
          <text:p text:style-name="P5">I’ll never forget _________________ him there.</text:p>
          <text:list>
            <text:list-item>
              <text:p text:style-name="P5">Meeting</text:p>
            </text:list-item>
            <text:list-item>
              <text:p text:style-name="P5">To meet</text:p>
            </text:list-item>
          </text:list>
        </text:list-item>
        <text:list-item>
          <text:p text:style-name="P5">When _________________________ your last job?</text:p>
          <text:list>
            <text:list-item>
              <text:p text:style-name="P5">Were you leaving</text:p>
            </text:list-item>
            <text:list-item>
              <text:p text:style-name="P5">Did you leave</text:p>
            </text:list-item>
          </text:list>
        </text:list-item>
        <text:list-item>
          <text:p text:style-name="P5">As soon as Chen arrived home in the evening, he went straight to bed because he __________ two shifts back-to-back.</text:p>
          <text:list>
            <text:list-item>
              <text:p text:style-name="P5">Had been working</text:p>
            </text:list-item>
            <text:list-item>
              <text:p text:style-name="P5">Was working</text:p>
            </text:list-item>
          </text:list>
        </text:list-item>
        <text:list-item>
          <text:p text:style-name="P5">I ________________ and it was really dark.</text:p>
          <text:list>
            <text:list-item>
              <text:p text:style-name="P5">Was lost</text:p>
            </text:list-item>
            <text:list-item>
              <text:p text:style-name="P5">Had been</text:p>
            </text:list-item>
          </text:list>
        </text:list-item>
        <text:list-item>
          <text:p text:style-name="P5">After everything ________________, I was pleased to have gotten the job.</text:p>
          <text:list>
            <text:list-item>
              <text:p text:style-name="P5">Had happened</text:p>
            </text:list-item>
            <text:list-item>
              <text:p text:style-name="P5">Was happening</text:p>
            </text:list-item>
          </text:list>
        </text:list-item>
        <text:list-item>
          <text:p text:style-name="P5">Everyone __________ themselves on cake when I arrived at the party.</text:p>
          <text:list>
            <text:list-item>
              <text:p text:style-name="P5">Had gorged</text:p>
            </text:list-item>
            <text:list-item>
              <text:p text:style-name="P5">Was gorging</text:p>
            </text:list-item>
          </text:list>
        </text:list-item>
      </text:list>
      <text:p text:style-name="P4">Choose the correct description of the underlined adverb.</text:p>
      <text:list xml:id="list215856877202138" text:continue-numbering="true" text:style-name="L2">
        <text:list-item>
          <text:p text:style-name="P5"><text:s/>Most people <text:span text:style-name="T5">just</text:span><text:span text:style-name="T4"> know</text:span><text:span text:style-name="T3"> the novels.</text:span></text:p>
          <text:list>
            <text:list-item>
              <text:p text:style-name="P5"><text:span text:style-name="T3">An adverb of manner.</text:span></text:p>
            </text:list-item>
            <text:list-item>
              <text:p text:style-name="P5"><text:span text:style-name="T3">An adverb of comment expressing an opinion.</text:span></text:p>
            </text:list-item>
            <text:list-item>
              <text:p text:style-name="P5"><text:span text:style-name="T3">An adverb to focus on one thing.</text:span><text:tab/><text:tab/></text:p>
            </text:list-item>
          </text:list>
        </text:list-item>
        <text:list-item>
          <text:p text:style-name="P5"><text:span text:style-name="T2">Later</text:span>, the team had a meeting about the feedback.</text:p>
          <text:list>
            <text:list-item>
              <text:p text:style-name="P5">An adverb of time.</text:p>
            </text:list-item>
            <text:list-item>
              <text:p text:style-name="P5">An adverb of place.</text:p>
            </text:list-item>
            <text:list-item>
              <text:p text:style-name="P5">An adverb of manner.</text:p>
            </text:list-item>
          </text:list>
        </text:list-item>
        <text:list-item>
          <text:p text:style-name="P5">A young woman was going <text:span text:style-name="T2">back</text:span><text:span text:style-name="T3"> to the office.</text:span></text:p>
          <text:list>
            <text:list-item>
              <text:p text:style-name="P5">An adverb to say something is unusual.</text:p>
            </text:list-item>
            <text:list-item>
              <text:p text:style-name="P5">An adverb of place.</text:p>
            </text:list-item>
            <text:list-item>
              <text:p text:style-name="P5">An adverb of time.</text:p>
            </text:list-item>
          </text:list>
        </text:list-item>
        <text:list-item>
          <text:p text:style-name="P9">Fortunately,<text:span text:style-name="T3"> she hadn’t left her keys on the bus.</text:span></text:p>
          <text:list>
            <text:list-item>
              <text:p text:style-name="P10">An adverb to emphasize an additional thing.</text:p>
            </text:list-item>
            <text:list-item>
              <text:p text:style-name="P10">An adverb of place.</text:p>
            </text:list-item>
            <text:list-item>
              <text:p text:style-name="P10">An adverb of comment.</text:p>
            </text:list-item>
          </text:list>
        </text:list-item>
        <text:list-item>
          <text:p text:style-name="P10">He <text:span text:style-name="T2">quickly</text:span> ran away from the scene.</text:p>
          <text:list>
            <text:list-item>
              <text:p text:style-name="P10">An adverb to emphasize an additional thing.</text:p>
            </text:list-item>
            <text:list-item>
              <text:p text:style-name="P10">An adverb of manner.</text:p>
            </text:list-item>
            <text:list-item>
              <text:p text:style-name="P5"><text:soft-page-break/><text:span text:style-name="T3">An adverb to say something is unusual.</text:span></text:p>
            </text:list-item>
          </text:list>
        </text:list-item>
      </text:list>
      <text:p text:style-name="P4"/>
      <text:p text:style-name="P4">Reading Comprehension. Read the conversation. Using the information from the conversation, answer each question using complete sentences. 10 points.</text:p>
      <text:p text:style-name="P4"/>
      <text:p text:style-name="P15"><text:span text:style-name="Strong_20_Emphasis">Matt: </text:span>So? Have you been watching the new series?</text:p>
      <text:p text:style-name="Text_20_body"><text:span text:style-name="Strong_20_Emphasis">Alice: </text:span>No, I haven't. Don't tell me any spoilers! I binge-watched season one over the holidays, and I managed to reach episode four of season two at the weekend.</text:p>
      <text:p text:style-name="Text_20_body"><text:span text:style-name="Strong_20_Emphasis">Matt: </text:span>It's amazing, isn't it?</text:p>
      <text:p text:style-name="Text_20_body"><text:span text:style-name="Strong_20_Emphasis">Alice: </text:span>I'm completely hooked. The characters are so real.</text:p>
      <text:p text:style-name="Text_20_body"><text:span text:style-name="Strong_20_Emphasis">Matt: </text:span>Who's your favorite?</text:p>
      <text:p text:style-name="Text_20_body"><text:span text:style-name="Strong_20_Emphasis">Alice: </text:span>The detective, I think. His character is so complicated and you can't take your eyes off the actor who plays him. And just when you think he's close to solving the case, there's another twist in the plot. It's all very different from the books.</text:p>
      <text:p text:style-name="Text_20_body"><text:span text:style-name="Strong_20_Emphasis">Matt: </text:span>The books? I didn't know it was adapted.</text:p>
      <text:p text:style-name="Text_20_body"><text:span text:style-name="Strong_20_Emphasis">Alice: </text:span>Yes, it's all based on a novel set in the same place and time, but the plot is very different.</text:p>
      <text:p text:style-name="Text_20_body"><text:span text:style-name="Strong_20_Emphasis">Matt: </text:span>So, how does it end in the book.</text:p>
      <text:p text:style-name="Text_20_body"><text:span text:style-name="Strong_20_Emphasis">Alice: </text:span>I don't know. I couldn't get into it, and I lost track of the plot, so I never read to the end.</text:p>
      <text:p text:style-name="Text_20_body"><text:span text:style-name="Strong_20_Emphasis">Matt: </text:span>I wonder if they find the robber like in the show.</text:p>
      <text:p text:style-name="Text_20_body"><text:span text:style-name="Strong_20_Emphasis">Alice: </text:span>Spoilers! Don't tell me!</text:p>
      <text:p text:style-name="Text_20_body"><text:span text:style-name="Strong_20_Emphasis">Matt: </text:span>Oh, sorry!</text:p>
      <text:list text:style-name="L9">
        <text:list-item>
          <text:p text:style-name="P18"><text:span text:style-name="T1">What is Matt asking Alice about?</text:span></text:p>
          <text:p text:style-name="P16">_______________________________________________________________________.</text:p>
        </text:list-item>
        <text:list-item>
          <text:p text:style-name="P16">What does Alice think about the show?</text:p>
          <text:p text:style-name="P16">_______________________________________________________________________.</text:p>
        </text:list-item>
        <text:list-item>
          <text:p text:style-name="P16">What does Alice compare the series to?</text:p>
          <text:p text:style-name="P16">_______________________________________________________________________.</text:p>
        </text:list-item>
        <text:list-item>
          <text:p text:style-name="P16">What did Alice think of the book?</text:p>
          <text:p text:style-name="P16">_______________________________________________________________________.</text:p>
        </text:list-item>
        <text:list-item>
          <text:p text:style-name="P16">What happens at the end of the conversation?</text:p>
          <text:p text:style-name="P16">_______________________________________________________________________.</text:p>
        </text:list-item>
      </text:list>
      <text:p text:style-name="P4"/>
      <text:p text:style-name="P4"><text:soft-page-break/></text:p>
      <text:p text:style-name="P4">Writing Comprehension. </text:p>
      <text:p text:style-name="P4">Rewrite a traditional story or fairytale in a modern way. Write 150 words. 20 points.</text:p>
      <text:list text:style-name="L10">
        <text:list-item>
          <text:p text:style-name="P6">Rewrite the story</text:p>
        </text:list-item>
        <text:list-item>
          <text:p text:style-name="P6">Use descriptive language</text:p>
        </text:list-item>
        <text:list-item>
          <text:p text:style-name="P6">Use storytelling adverbs</text:p>
        </text:list-item>
      </text:list>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________________________________________________________________________________</text:p>
      <text:p text:style-name="P4"/>
      <text:p text:style-name="P4"/>
      <text:p text:style-name="P4"/>
      <text:p text:style-name="P4"/>
      <text:p text:style-name="P4"/>
      <text:p text:style-name="P4"/>
      <text:p text:style-name="P4"><draw:custom-shape text:anchor-type="paragraph" draw:z-index="8" draw:name="Shape 6" draw:style-name="gr5" draw:text-style-name="P23" svg:width="0.3516in" svg:height="0.3323in" svg:x="5.7764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 5" draw:style-name="gr6" draw:text-style-name="P24" svg:width="0.3516in" svg:height="0.3323in" svg:x="6.3327in" svg:y="1.68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4" draw:style-name="gr7" draw:text-style-name="P24" svg:width="0.3516in" svg:height="0.3421in" svg:x="5.2783in" svg:y="1.6874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able:table table:name="Table1" table:style-name="Table1">
        <table:table-column table:style-name="Table1.A"/>
        <table:table-column table:style-name="Table1.B"/>
        <table:table-row table:style-name="Table1.1">
          <table:table-cell table:style-name="Table1.A1" office:value-type="string">
            <text:p text:style-name="P11">Speaking Comprehension:</text:p>
            <text:p text:style-name="P12"><text:span text:style-name="T1">Name:__________________</text:span></text:p>
          </table:table-cell>
          <table:table-cell table:style-name="Table1.B1" office:value-type="string">
            <text:p text:style-name="P13">GOAL: Uses the vocabulary and grammar learned in a clear and fluent public speech</text:p>
          </table:table-cell>
        </table:table-row>
        <table:table-row table:style-name="Table1.2">
          <table:table-cell table:style-name="Table1.A2" office:value-type="string">
            <text:list xml:id="list4185568246" text:style-name="L1">
              <text:list-item>
                <text:p text:style-name="P19"><draw:frame text:anchor-type="paragraph" draw:z-index="4" draw:name="Text Frame 2" draw:style-name="gr3" draw:text-style-name="P21" svg:width="0.1567in" svg:height="0.1925in" svg:x="5.8665in" svg:y="0.2035in"><draw:text-box><text:p>2</text:p></draw:text-box></draw:frame><text:span text:style-name="T1">Describe how you prepare for exams. </text:span>Explain what strategies have gone well / badly in the past.</text:p>
              </text:list-item>
            </text:list>
          </table:table-cell>
          <table:table-cell table:style-name="Table1.B2" office:value-type="string">
            <text:p text:style-name="P14"><draw:custom-shape text:anchor-type="paragraph" draw:z-index="0" draw:name="Shape 1" draw:style-name="gr7" draw:text-style-name="P24" svg:width="0.3516in" svg:height="0.3421in" svg:x="0.142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 2" draw:style-name="gr5" draw:text-style-name="P23" svg:width="0.3516in" svg:height="0.3323in" svg:x="0.6402in" svg:y="0.1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 3" draw:style-name="gr6" draw:text-style-name="P24" svg:width="0.3516in" svg:height="0.3323in" svg:x="1.196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Text Frame 3" draw:style-name="gr3" draw:text-style-name="P21" svg:width="0.1567in" svg:height="0.1925in" svg:x="1.3236in" svg:y="0.1783in"><draw:text-box><text:p>1</text:p></draw:text-box></draw:frame><draw:frame text:anchor-type="paragraph" draw:z-index="1" draw:name="Text Frame 1" draw:style-name="gr4" draw:text-style-name="P22" svg:width="0.1661in" svg:height="0.1925in" svg:x="0.2598in" svg:y="0.1646in"><draw:text-box><text:p><text:span text:style-name="T6">3</text:span></text:p></draw:text-box></draw:frame></text:p>
          </table:table-cell>
        </table:table-row>
        <table:table-row>
          <table:table-cell table:style-name="Table1.A2" office:value-type="string">
            <text:list xml:id="list215856121712326" text:continue-numbering="true" text:style-name="L1">
              <text:list-item>
                <text:p text:style-name="P19"><text:span text:style-name="T1">What advice would you give to others who are preparing for exams?</text:span></text:p>
              </text:list-item>
            </text:list>
          </table:table-cell>
          <table:table-cell table:style-name="Table1.B2" office:value-type="string">
            <text:p text:style-name="Table_20_Contents"><draw:frame text:anchor-type="paragraph" draw:z-index="21" draw:name="Text Frame 6" draw:style-name="gr1" draw:text-style-name="P22" svg:width="0.1941in" svg:height="0.1925in" svg:x="1.3543in" svg:y="0.0398in"><draw:text-box><text:p><text:span text:style-name="T6">1</text:span></text:p></draw:text-box></draw:frame><draw:frame text:anchor-type="paragraph" draw:z-index="22" draw:name="Text Frame 4" draw:style-name="gr3" draw:text-style-name="P21" svg:width="0.1567in" svg:height="0.1925in" svg:x="0.7764in" svg:y="0.0472in"><draw:text-box><text:p>2</text:p></draw:text-box></draw:frame><draw:frame text:anchor-type="paragraph" draw:z-index="23" draw:name="Text Frame 5" draw:style-name="gr4" draw:text-style-name="P22" svg:width="0.1661in" svg:height="0.1925in" svg:x="0.2598in" svg:y="0.0571in"><draw:text-box><text:p><text:span text:style-name="T6">3</text:span></text:p></draw:text-box></draw:frame></text:p>
          </table:table-cell>
        </table:table-row>
        <table:table-row>
          <table:table-cell table:style-name="Table1.A2" office:value-type="string">
            <text:list xml:id="list215857304971510" text:continue-numbering="true" text:style-name="L1">
              <text:list-item>
                <text:p text:style-name="P20"><draw:frame text:anchor-type="paragraph" draw:z-index="24" draw:name="Text Frame 7" draw:style-name="gr4" draw:text-style-name="P22" svg:width="0.1661in" svg:height="0.1925in" svg:x="5.3575in" svg:y="0.2138in"><draw:text-box><text:p><text:span text:style-name="T6">3</text:span></text:p></draw:text-box></draw:frame>Explain the difference between using ‘used to’ and ‘would’ to talk about past habits. Provide an example of each, using used to or would.</text:p>
              </text:list-item>
            </text:list>
          </table:table-cell>
          <table:table-cell table:style-name="Table1.B2" office:value-type="string">
            <text:p text:style-name="Table_20_Contents"><draw:custom-shape text:anchor-type="paragraph" draw:z-index="9" draw:name="Shape 7" draw:style-name="gr7" draw:text-style-name="P24" svg:width="0.3516in" svg:height="0.3421in" svg:x="0.142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 8" draw:style-name="gr6" draw:text-style-name="P24" svg:width="0.3516in" svg:height="0.3323in" svg:x="1.196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 9" draw:style-name="gr5" draw:text-style-name="P23" svg:width="0.3516in" svg:height="0.3323in" svg:x="0.6402in" svg:y="0.1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Text Frame 11" draw:style-name="gr3" draw:text-style-name="P21" svg:width="0.1567in" svg:height="0.1925in" svg:x="0.7764in" svg:y="0.1835in"><draw:text-box><text:p>2</text:p></draw:text-box></draw:frame><draw:frame text:anchor-type="paragraph" draw:z-index="32" draw:name="Text Frame 15" draw:style-name="gr2" draw:text-style-name="P21" svg:width="0.1177in" svg:height="0.1925in" svg:x="1.3346in" svg:y="0.1764in"><draw:text-box><text:p>1</text:p></draw:text-box></draw:frame></text:p>
          </table:table-cell>
        </table:table-row>
        <table:table-row>
          <table:table-cell table:style-name="Table1.A2" office:value-type="string">
            <text:list xml:id="list215858101776524" text:continue-numbering="true" text:style-name="L1">
              <text:list-item>
                <text:p text:style-name="P20"><draw:frame text:anchor-type="paragraph" draw:z-index="25" draw:name="Text Frame 8" draw:style-name="gr4" draw:text-style-name="P22" svg:width="0.1661in" svg:height="0.1925in" svg:x="5.3575in" svg:y="0.2134in"><draw:text-box><text:p><text:span text:style-name="T6">3</text:span></text:p></draw:text-box></draw:frame><draw:frame text:anchor-type="paragraph" draw:z-index="29" draw:name="Text Frame 12" draw:style-name="gr3" draw:text-style-name="P21" svg:width="0.1567in" svg:height="0.1925in" svg:x="5.8744in" svg:y="0.1937in"><draw:text-box><text:p>2</text:p></draw:text-box></draw:frame>Using the elements of a story, describe your favorite movie or book. What is the shape of your story, explain why? </text:p>
              </text:list-item>
            </text:list>
          </table:table-cell>
          <table:table-cell table:style-name="Table1.B2" office:value-type="string">
            <text:p text:style-name="Table_20_Contents"><draw:custom-shape text:anchor-type="paragraph" draw:z-index="12" draw:name="Shape 10" draw:style-name="gr7" draw:text-style-name="P24" svg:width="0.3516in" svg:height="0.3421in" svg:x="0.142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11" draw:style-name="gr6" draw:text-style-name="P24" svg:width="0.3516in" svg:height="0.3323in" svg:x="1.196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12" draw:style-name="gr5" draw:text-style-name="P23" svg:width="0.3516in" svg:height="0.3323in" svg:x="0.6402in" svg:y="0.1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 draw:name="Text Frame 16" draw:style-name="gr2" draw:text-style-name="P21" svg:width="0.1177in" svg:height="0.1925in" svg:x="1.3346in" svg:y="0.1764in"><draw:text-box><text:p>1</text:p></draw:text-box></draw:frame></text:p>
          </table:table-cell>
        </table:table-row>
        <table:table-row>
          <table:table-cell table:style-name="Table1.A2" office:value-type="string">
            <text:list xml:id="list215856757929306" text:continue-numbering="true" text:style-name="L1">
              <text:list-item>
                <text:p text:style-name="P20"><draw:frame text:anchor-type="paragraph" draw:z-index="26" draw:name="Text Frame 9" draw:style-name="gr4" draw:text-style-name="P22" svg:width="0.1661in" svg:height="0.1925in" svg:x="5.3575in" svg:y="0.2138in"><draw:text-box><text:p><text:span text:style-name="T6">3</text:span></text:p></draw:text-box></draw:frame>Using the elements of a story, describe your favorite movie or book. What is the shape of your story, explain why? </text:p>
              </text:list-item>
            </text:list>
          </table:table-cell>
          <table:table-cell table:style-name="Table1.B2" office:value-type="string">
            <text:p text:style-name="Table_20_Contents"><draw:custom-shape text:anchor-type="paragraph" draw:z-index="15" draw:name="Shape 13" draw:style-name="gr7" draw:text-style-name="P24" svg:width="0.3516in" svg:height="0.3421in" svg:x="0.142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 14" draw:style-name="gr6" draw:text-style-name="P24" svg:width="0.3516in" svg:height="0.3323in" svg:x="1.196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5" draw:style-name="gr5" draw:text-style-name="P23" svg:width="0.3516in" svg:height="0.3323in" svg:x="0.6402in" svg:y="0.1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Text Frame 13" draw:style-name="gr3" draw:text-style-name="P21" svg:width="0.1567in" svg:height="0.1925in" svg:x="0.7764in" svg:y="0.1839in"><draw:text-box><text:p>2</text:p></draw:text-box></draw:frame><draw:frame text:anchor-type="paragraph" draw:z-index="34" draw:name="Text Frame 17" draw:style-name="gr2" draw:text-style-name="P21" svg:width="0.1177in" svg:height="0.1925in" svg:x="1.3346in" svg:y="0.1665in"><draw:text-box><text:p>1</text:p></draw:text-box></draw:frame></text:p>
          </table:table-cell>
        </table:table-row>
        <table:table-row>
          <table:table-cell table:style-name="Table1.A2" office:value-type="string">
            <text:list xml:id="list215856098586958" text:continue-numbering="true" text:style-name="L1">
              <text:list-item>
                <text:p text:style-name="P20"><draw:frame text:anchor-type="paragraph" draw:z-index="31" draw:name="Text Frame 14" draw:style-name="gr3" draw:text-style-name="P21" svg:width="0.1567in" svg:height="0.1925in" svg:x="5.8744in" svg:y="0.1929in"><draw:text-box><text:p>2</text:p></draw:text-box></draw:frame>What are the five different types of adverbs we talked about. Provide an example of each. </text:p>
              </text:list-item>
            </text:list>
          </table:table-cell>
          <table:table-cell table:style-name="Table1.B2" office:value-type="string">
            <text:p text:style-name="Table_20_Contents"><draw:custom-shape text:anchor-type="paragraph" draw:z-index="18" draw:name="Shape 16" draw:style-name="gr7" draw:text-style-name="P24" svg:width="0.3516in" svg:height="0.3421in" svg:x="0.142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17" draw:style-name="gr6" draw:text-style-name="P24" svg:width="0.3516in" svg:height="0.3323in" svg:x="1.1965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18" draw:style-name="gr5" draw:text-style-name="P23" svg:width="0.3516in" svg:height="0.3323in" svg:x="0.6402in" svg:y="0.1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name="Text Frame 10" draw:style-name="gr4" draw:text-style-name="P22" svg:width="0.1661in" svg:height="0.1925in" svg:x="0.2598in" svg:y="0.1646in"><draw:text-box><text:p><text:span text:style-name="T6">3</text:span></text:p></draw:text-box></draw:frame><draw:frame text:anchor-type="paragraph" draw:z-index="35" draw:name="Text Frame 18" draw:style-name="gr1" draw:text-style-name="P21" svg:width="0.1177in" svg:height="0.1925in" svg:x="1.3346in" svg:y="0.1862in"><draw:text-box><text:p>1</text:p></draw:text-box></draw:frame></text:p>
          </table:table-cell>
        </table:table-row>
        <table:table-row table:style-name="Table1.8">
          <table:table-cell table:style-name="Table1.A8" office:value-type="string">
            <text:p text:style-name="P14">Main area of opportunities: </text:p>
          </table:table-cell>
          <table:table-cell table:style-name="Table1.B8" office:value-type="string">
            <text:p text:style-name="P14">Total Points:</text:p>
          </table:table-cell>
        </table:table-row>
      </table:table>
      <text:list text:style-name="L5">
        <text:list-header>
          <text:p text:style-name="P1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GSP Myriad Pro" svg:font-family="'NGSP Myriad Pro', Helvetica, Arial,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f5a3a" officeooo:paragraph-rsid="001f5a3a"/>
    </style:style>
    <style:style style:name="MP2" style:family="paragraph" style:parent-style-name="Header">
      <style:paragraph-properties fo:text-align="center" style:justify-single-word="false"/>
      <style:text-properties officeooo:rsid="001f5a3a" officeooo:paragraph-rsid="001f5a3a"/>
    </style:style>
    <style:style style:name="MP3" style:family="paragraph" style:parent-style-name="Header">
      <style:text-properties officeooo:rsid="001f5a3a" officeooo:paragraph-rsid="001f5a3a"/>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style:header-style>
      <style:footer-style/>
    </style:page-layout>
  </office:automatic-styles>
  <office:master-styles>
    <style:master-page style:name="Standard" style:page-layout-name="Mpm1">
      <style:header>
        <text:p text:style-name="MP1"/>
      </style:header>
      <style:header-left>
        <text:p text:style-name="MP3"/>
      </style:header-left>
      <style:header-first>
        <text:p text:style-name="MP2"><draw:frame draw:style-name="Mfr1" draw:name="Image1 Copy 1 Copy 1" text:anchor-type="char" svg:x="0.1055in" svg:y="0.1374in" svg:width="0.9339in" svg:height="0.678in" draw:z-index="36"><draw:image xlink:href="Pictures/1000000100000127000000D67892EEF5F7525F12.png" xlink:type="simple" xlink:show="embed" xlink:actuate="onLoad" draw:mime-type="image/png"/></draw:frame>Instituto Tecnológico Avanzado en Educación del Sureste</text:p>
        <text:p text:style-name="MP2">Campus San Cristóbal de las Casas</text:p>
        <text:p text:style-name="MP2">National Geographic World Link</text:p>
        <text:p text:style-name="MP2">Units 5 &amp; 6 Evaluation. Mr. Alex</text:p>
        <text:p text:style-name="MP3">Name:___________________________________________________<text:tab/>Date:______________________</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5:38:48.387907137</meta:creation-date>
    <dc:date>2024-02-01T21:58:55.573919794</dc:date>
    <meta:editing-duration>PT6H20M7S</meta:editing-duration>
    <meta:editing-cycles>1</meta:editing-cycles>
    <meta:document-statistic meta:table-count="1" meta:image-count="1" meta:object-count="0" meta:page-count="6" meta:paragraph-count="217" meta:word-count="1226" meta:character-count="9378" meta:non-whitespace-character-count="8489"/>
    <meta:generator>LibreOffice/7.5.3.2$MacOSX_X86_64 LibreOffice_project/9f56dff12ba03b9acd7730a5a481eea045e468f3</meta:generator>
  </office:meta>
</office:document-meta>
</file>